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ipeline {</text:p>
      <text:p text:style-name="Standard"><text:s text:c="4"/>agent any</text:p>
      <text:p text:style-name="Standard"><text:s text:c="4"/>stages {</text:p>
      <text:p text:style-name="Standard"><text:s text:c="8"/>stage('INSTALLING AND UPDATING THE PACKAGES'){</text:p>
      <text:p text:style-name="Standard"><text:s text:c="12"/>steps {</text:p>
      <text:p text:style-name="Standard"><text:s text:c="16"/>//UPDATING THE PACKAGES</text:p>
      <text:p text:style-name="Standard"><text:s text:c="16"/>sh 'sudo apt-get update'</text:p>
      <text:p text:style-name="Standard"><text:s text:c="16"/>sh 'sudo apt-get update -y'</text:p>
      <text:p text:style-name="Standard"><text:s text:c="16"/>//UPGRADING THE PACKAGES</text:p>
      <text:p text:style-name="Standard"><text:s text:c="16"/>sh 'python3 -m pip install --upgrade pip'</text:p>
      <text:p text:style-name="Standard"><text:s text:c="16"/>//INSTALLING NCCLIENT LIBRARY</text:p>
      <text:p text:style-name="Standard"><text:s text:c="16"/>sh 'python3 -m pip install ncclient'</text:p>
      <text:p text:style-name="Standard"><text:s text:c="16"/>//INSTALLING PANDAS LIBRARY</text:p>
      <text:p text:style-name="Standard"><text:s text:c="16"/>sh 'python3 -m pip install pandas'</text:p>
      <text:p text:style-name="Standard"><text:s text:c="16"/>//INSTALLING IPADDRESS LIBRARY</text:p>
      <text:p text:style-name="Standard"><text:s text:c="16"/>sh 'python3 -m pip install ipaddress'</text:p>
      <text:p text:style-name="Standard"><text:s text:c="16"/>//INSTALLING NETADDR LIBRARY</text:p>
      <text:p text:style-name="Standard"><text:s text:c="16"/>sh 'python3 -m pip install netaddr'</text:p>
      <text:p text:style-name="Standard"><text:s text:c="16"/>//INSTALLING PRETTYTABLE LIBRARY</text:p>
      <text:p text:style-name="Standard"><text:s text:c="16"/>sh 'python3 -m pip install prettytable'</text:p>
      <text:p text:style-name="Standard"><text:s text:c="16"/>sh 'python3 -m pip install pylint'</text:p>
      <text:p text:style-name="Standard"><text:s text:c="12"/>}</text:p>
      <text:p text:style-name="Standard"><text:s text:c="8"/>}</text:p>
      <text:p text:style-name="Standard"><text:s text:c="8"/>stage('CHECKING AND FIXING THE VIOLATION'){</text:p>
      <text:p text:style-name="Standard"><text:s text:c="8"/>steps {</text:p>
      <text:p text:style-name="Standard"><text:s text:c="12"/>recordIssues(tools:[pyLint()], qualityGates:[[threshold: 5, type: 'Total', failed: True]])</text:p>
      <text:p text:style-name="Standard"><text:s text:c="8"/>}</text:p>
      <text:p text:style-name="Standard"><text:s text:c="4"/>}</text:p>
      <text:p text:style-name="Standard"><text:s text:c="7"/>stage('Running Application') {</text:p>
      <text:p text:style-name="Standard"><text:s text:c="12"/>steps {</text:p>
      <text:p text:style-name="Standard"><text:s text:c="14"/>sh 'python3 netman_netconf_obj2.py'</text:p>
      <text:p text:style-name="Standard"><text:s text:c="12"/>}</text:p>
      <text:p text:style-name="Standard"><text:s text:c="3"/>} 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4T21:32:27.956517645</meta:creation-date>
    <dc:date>2022-04-04T21:35:25.297888109</dc:date>
    <meta:editing-duration>PT3M7S</meta:editing-duration>
    <meta:editing-cycles>1</meta:editing-cycles>
    <meta:document-statistic meta:table-count="0" meta:image-count="0" meta:object-count="0" meta:page-count="1" meta:paragraph-count="33" meta:word-count="115" meta:character-count="1194" meta:non-whitespace-character-count="717"/>
    <meta:generator>LibreOffice/6.0.7.3$Linux_X86_64 LibreOffice_project/00m0$Build-3</meta:generator>
  </office:meta>
</office:document-meta>
</file>